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, Times, 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fo:font-variant="normal" fo:text-transform="none" fo:color="#000000" style:font-name="Times New Roman" fo:font-size="11pt" fo:font-style="normal" fo:font-weight="normal" style:font-size-asian="11pt" style:font-size-complex="11pt"/>
    </style:style>
    <style:style style:name="P2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fo:font-variant="normal" fo:text-transform="none" fo:color="#000000" style:font-name="Times New Roman" fo:font-size="11pt" fo:font-style="normal" fo:font-weight="normal" officeooo:paragraph-rsid="00199331" style:font-size-asian="11pt" style:font-size-complex="11pt"/>
    </style:style>
    <style:style style:name="P3" style:family="paragraph" style:parent-style-name="Text_20_body">
      <style:paragraph-properties fo:margin-left="0cm" fo:margin-right="0cm" fo:line-height="100%" fo:text-align="justify" style:justify-single-word="false" fo:text-indent="1.251cm" style:auto-text-indent="false"/>
      <style:text-properties fo:font-variant="normal" fo:text-transform="none" fo:color="#000000" style:font-name="Times New Roman" fo:font-size="11pt" fo:font-style="normal" fo:font-weight="normal" style:font-size-asian="11pt" style:font-size-complex="11pt"/>
    </style:style>
    <style:style style:name="P4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fo:font-variant="normal" fo:text-transform="none" fo:color="#000000" style:font-name="Times New Roman1" fo:font-size="11pt" fo:font-style="normal" fo:font-weight="normal"/>
    </style:style>
    <style:style style:name="P5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fo:font-variant="normal" fo:text-transform="none" fo:color="#000000" style:font-name="Times New Roman1" fo:font-size="11pt" fo:font-style="normal" fo:font-weight="normal" officeooo:paragraph-rsid="001c13bf"/>
    </style:style>
    <style:style style:name="P6" style:family="paragraph" style:parent-style-name="Text_20_body">
      <style:paragraph-properties fo:margin-left="0cm" fo:margin-right="0cm" fo:line-height="100%" fo:text-align="justify" style:justify-single-word="false" fo:text-indent="1.251cm" style:auto-text-indent="false"/>
      <style:text-properties fo:font-variant="normal" fo:text-transform="none" fo:color="#000000" style:font-name="Times New Roman1" fo:font-size="11pt" fo:font-style="normal" fo:font-weight="normal"/>
    </style:style>
    <style:style style:name="P7" style:family="paragraph" style:parent-style-name="Text_20_body">
      <style:paragraph-properties fo:margin-left="0cm" fo:margin-right="0cm" fo:line-height="100%" fo:text-align="justify" style:justify-single-word="false" fo:text-indent="1.251cm" style:auto-text-indent="false"/>
      <style:text-properties fo:font-variant="normal" fo:text-transform="none" fo:color="#000000" style:font-name="Times New Roman1" fo:font-size="11pt" fo:font-style="normal" fo:font-weight="normal" officeooo:paragraph-rsid="001c13bf"/>
    </style:style>
    <style:style style:name="P8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fo:font-variant="normal" fo:text-transform="none" style:font-name="Times New Roman" fo:font-size="11pt" fo:font-style="normal" fo:font-weight="normal" style:font-size-asian="11pt" style:font-size-complex="11pt"/>
    </style:style>
    <style:style style:name="P9" style:family="paragraph" style:parent-style-name="Text_20_body">
      <style:paragraph-properties fo:margin-left="0cm" fo:margin-right="0cm" fo:line-height="100%" fo:text-align="justify" style:justify-single-word="false" fo:text-indent="1.251cm" style:auto-text-indent="false"/>
      <style:text-properties fo:font-variant="normal" fo:text-transform="none" style:font-name="Times New Roman" fo:font-size="11pt" fo:font-style="normal" fo:font-weight="normal" style:font-size-asian="11pt" style:font-size-complex="11pt"/>
    </style:style>
    <style:style style:name="P10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fo:font-variant="normal" fo:text-transform="none" style:font-name="Times New Roman" fo:font-size="11pt" fo:font-style="normal" style:text-underline-style="solid" style:text-underline-width="auto" style:text-underline-color="font-color" fo:font-weight="normal" style:font-size-asian="11pt" style:font-size-complex="11pt"/>
    </style:style>
    <style:style style:name="P11" style:family="paragraph" style:parent-style-name="Text_20_body">
      <style:paragraph-properties fo:margin-left="0cm" fo:margin-right="0cm" fo:line-height="100%" fo:text-align="justify" style:justify-single-word="false" fo:text-indent="1.251cm" style:auto-text-indent="false"/>
      <style:text-properties fo:font-variant="normal" fo:text-transform="none" style:font-name="Times New Roman1" fo:font-size="11pt" fo:font-style="normal" fo:font-weight="normal"/>
    </style:style>
    <style:style style:name="P12" style:family="paragraph" style:parent-style-name="Text_20_body">
      <style:paragraph-properties fo:margin-left="0cm" fo:margin-right="0cm" fo:line-height="100%" fo:text-align="justify" style:justify-single-word="false" fo:text-indent="1.251cm" style:auto-text-indent="false"/>
      <style:text-properties fo:font-variant="normal" fo:text-transform="none" style:font-name="Times New Roman1" fo:font-size="11pt" fo:font-style="normal" fo:font-weight="normal" officeooo:paragraph-rsid="001c13bf"/>
    </style:style>
    <style:style style:name="P13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fo:font-variant="normal" fo:text-transform="none" style:font-name="Times New Roman1" fo:font-size="11pt" fo:font-style="normal" fo:font-weight="normal"/>
    </style:style>
    <style:style style:name="P14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fo:font-variant="normal" fo:text-transform="none" style:font-name="Times New Roman1" fo:font-size="11pt" fo:font-style="normal" fo:font-weight="normal" officeooo:paragraph-rsid="001c13bf"/>
    </style:style>
    <style:style style:name="P15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fo:font-variant="normal" fo:text-transform="none" style:font-name="Times New Roman1" fo:font-size="11pt" fo:font-style="normal" style:text-underline-style="solid" style:text-underline-width="auto" style:text-underline-color="font-color" fo:font-weight="normal"/>
    </style:style>
    <style:style style:name="P16" style:family="paragraph" style:parent-style-name="Text_20_body">
      <style:paragraph-properties fo:margin-left="0cm" fo:margin-right="0cm" fo:line-height="100%" fo:text-align="justify" style:justify-single-word="false" fo:text-indent="1.251cm" style:auto-text-indent="false"/>
      <style:text-properties fo:font-variant="normal" fo:text-transform="none" style:font-name="Times New Roman1" fo:font-size="11pt" fo:font-style="italic" fo:font-weight="normal"/>
    </style:style>
    <style:style style:name="P17" style:family="paragraph" style:parent-style-name="Text_20_body">
      <style:paragraph-properties fo:margin-left="0cm" fo:margin-right="0cm" fo:line-height="100%" fo:text-align="justify" style:justify-single-word="false" fo:text-indent="1.251cm" style:auto-text-indent="false"/>
      <style:text-properties fo:font-variant="normal" fo:text-transform="none" style:font-name="Times New Roman1" fo:font-size="10.5pt" fo:font-style="normal" fo:font-weight="normal"/>
    </style:style>
    <style:style style:name="P18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fo:font-variant="normal" fo:text-transform="none" style:font-name="Times New Roman1" fo:font-size="10.5pt" fo:font-style="normal" fo:font-weight="normal"/>
    </style:style>
    <style:style style:name="P19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fo:font-variant="normal" fo:text-transform="none" fo:color="#800000" style:font-name="Times New Roman1" fo:font-size="11pt" fo:font-style="normal" fo:font-weight="normal"/>
    </style:style>
    <style:style style:name="P20" style:family="paragraph" style:parent-style-name="Text_20_body">
      <style:paragraph-properties fo:margin-left="0cm" fo:margin-right="0cm" fo:line-height="100%" fo:text-align="justify" style:justify-single-word="false" fo:text-indent="1.251cm" style:auto-text-indent="false"/>
    </style:style>
    <style:style style:name="P21" style:family="paragraph" style:parent-style-name="Text_20_body">
      <style:paragraph-properties fo:margin-left="0cm" fo:margin-right="0cm" fo:line-height="100%" fo:text-align="justify" style:justify-single-word="false" fo:text-indent="1.251cm" style:auto-text-indent="false"/>
      <style:text-properties officeooo:paragraph-rsid="00199331"/>
    </style:style>
    <style:style style:name="P22" style:family="paragraph" style:parent-style-name="Text_20_body">
      <style:paragraph-properties fo:margin-left="0cm" fo:margin-right="0cm" fo:line-height="100%" fo:text-align="justify" style:justify-single-word="false" fo:text-indent="1.251cm" style:auto-text-indent="false"/>
      <style:text-properties officeooo:paragraph-rsid="001c13bf"/>
    </style:style>
    <style:style style:name="P23" style:family="paragraph" style:parent-style-name="Text_20_body">
      <style:paragraph-properties fo:margin-left="0cm" fo:margin-right="0cm" fo:line-height="100%" fo:text-align="justify" style:justify-single-word="false" fo:text-indent="1.251cm" style:auto-text-indent="false"/>
      <style:text-properties officeooo:paragraph-rsid="001dd6ca"/>
    </style:style>
    <style:style style:name="P24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style:font-name="Times New Roman" fo:font-size="11pt" style:font-size-asian="11pt" style:font-size-complex="11pt"/>
    </style:style>
    <style:style style:name="P25" style:family="paragraph" style:parent-style-name="Text_20_body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1pt" style:font-size-asian="11pt" style:font-size-complex="11pt"/>
    </style:style>
    <style:style style:name="P26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style:font-name="Times New Roman1" fo:font-size="10.5pt"/>
    </style:style>
    <style:style style:name="P27" style:family="paragraph" style:parent-style-name="Text_20_body">
      <style:paragraph-properties fo:margin-left="0cm" fo:margin-right="0cm" fo:line-height="100%" fo:text-align="justify" style:justify-single-word="false" fo:text-indent="1.251cm" style:auto-text-indent="false"/>
      <style:text-properties style:font-name="Times New Roman1" fo:font-size="11pt"/>
    </style:style>
    <style:style style:name="P28" style:family="paragraph" style:parent-style-name="Text_20_body">
      <style:paragraph-properties fo:margin-left="0cm" fo:margin-right="0cm" fo:text-align="justify" style:justify-single-word="false" fo:text-indent="1.251cm" style:auto-text-indent="false" style:writing-mode="lr-tb"/>
      <style:text-properties officeooo:paragraph-rsid="001c13bf"/>
    </style:style>
    <style:style style:name="P29" style:family="paragraph" style:parent-style-name="Text_20_body">
      <style:paragraph-properties fo:margin-left="3.75cm" fo:margin-right="0cm" fo:line-height="100%" fo:text-align="justify" style:justify-single-word="false" fo:text-indent="0cm" style:auto-text-indent="false"/>
      <style:text-properties fo:font-variant="normal" fo:text-transform="none" style:font-name="Times New Roman" fo:font-size="11pt" fo:font-style="italic" fo:font-weight="normal" style:font-size-asian="11pt" style:font-size-complex="11pt"/>
    </style:style>
    <style:style style:name="P30" style:family="paragraph" style:parent-style-name="Text_20_body">
      <style:paragraph-properties fo:margin-left="3.75cm" fo:margin-right="0cm" fo:line-height="100%" fo:text-align="justify" style:justify-single-word="false" fo:text-indent="0cm" style:auto-text-indent="false"/>
      <style:text-properties fo:font-variant="normal" fo:text-transform="none" style:font-name="Times New Roman1" fo:font-size="11pt" fo:font-style="italic" fo:font-weight="normal" officeooo:paragraph-rsid="001c13bf"/>
    </style:style>
    <style:style style:name="P31" style:family="paragraph" style:parent-style-name="Text_20_body">
      <style:paragraph-properties fo:margin-left="3.75cm" fo:margin-right="0cm" fo:text-align="justify" style:justify-single-word="false" fo:text-indent="0cm" style:auto-text-indent="false"/>
    </style:style>
    <style:style style:name="P32" style:family="paragraph" style:parent-style-name="Text_20_body">
      <style:paragraph-properties fo:margin-left="3.757cm" fo:margin-right="0cm" fo:text-align="justify" style:justify-single-word="false" fo:text-indent="0cm" style:auto-text-indent="false"/>
      <style:text-properties style:font-name="Times New Roman" fo:font-size="11pt" fo:font-style="italic" fo:font-weight="normal" style:font-size-asian="11pt" style:font-size-complex="11pt"/>
    </style:style>
    <style:style style:name="P33" style:family="paragraph" style:parent-style-name="Text_20_body">
      <style:paragraph-properties fo:margin-left="3.757cm" fo:margin-right="0cm" fo:text-align="justify" style:justify-single-word="false" fo:text-indent="0cm" style:auto-text-indent="false"/>
    </style:style>
    <style:style style:name="P34" style:family="paragraph" style:parent-style-name="Text_20_body">
      <style:paragraph-properties fo:margin-left="3.757cm" fo:margin-right="0cm" fo:text-align="justify" style:justify-single-word="false" fo:text-indent="0cm" style:auto-text-indent="false"/>
      <style:text-properties officeooo:paragraph-rsid="001c13bf"/>
    </style:style>
    <style:style style:name="P35" style:family="paragraph" style:parent-style-name="Text_20_body">
      <style:paragraph-properties fo:margin-left="3.757cm" fo:margin-right="0cm" fo:text-align="justify" style:justify-single-word="false" fo:text-indent="0cm" style:auto-text-indent="false"/>
      <style:text-properties style:font-name="Times New Roman1" fo:font-size="11pt" fo:font-style="italic" fo:font-weight="normal"/>
    </style:style>
    <style:style style:name="P36" style:family="paragraph" style:parent-style-name="Text_20_body">
      <style:paragraph-properties fo:margin-left="3.757cm" fo:margin-right="0cm" fo:line-height="100%" fo:text-align="justify" style:justify-single-word="false" fo:text-indent="0cm" style:auto-text-indent="false"/>
      <style:text-properties fo:font-variant="normal" fo:text-transform="none" style:font-name="Times New Roman1" fo:font-size="11pt" fo:font-style="italic" fo:font-weight="normal"/>
    </style:style>
    <style:style style:name="P37" style:family="paragraph" style:parent-style-name="Text_20_body">
      <style:paragraph-properties fo:margin-left="3.757cm" fo:margin-right="0cm" fo:line-height="100%" fo:text-align="justify" style:justify-single-word="false" fo:text-indent="0cm" style:auto-text-indent="false"/>
      <style:text-properties fo:font-variant="normal" fo:text-transform="none" style:font-name="Times New Roman1" fo:font-size="10.5pt" fo:font-style="italic" fo:font-weight="normal"/>
    </style:style>
    <style:style style:name="P38" style:family="paragraph" style:parent-style-name="Standard">
      <style:text-properties style:font-name="Times New Roman" fo:font-size="11pt" style:font-size-asian="11pt" style:font-size-complex="11pt"/>
    </style:style>
    <style:style style:name="P39" style:family="paragraph" style:parent-style-name="Standard">
      <style:text-properties style:font-name="Times New Roman" fo:font-size="11pt" officeooo:rsid="001b73f1" officeooo:paragraph-rsid="001b73f1" fo:background-color="#ffff00" style:font-size-asian="11pt" style:font-size-complex="11pt"/>
    </style:style>
    <style:style style:name="P40" style:family="paragraph" style:parent-style-name="Text_20_body">
      <style:text-properties style:font-name="Times New Roman" fo:font-size="11pt" style:font-size-asian="11pt" style:font-size-complex="11pt"/>
    </style:style>
    <style:style style:name="P41" style:family="paragraph" style:parent-style-name="Text_20_body">
      <style:text-properties fo:font-variant="normal" fo:text-transform="none" fo:color="#000000" style:font-name="Times New Roman1" fo:font-size="11pt" fo:font-style="normal" fo:font-weight="normal" style:font-size-asian="11pt" style:font-size-complex="11pt"/>
    </style:style>
    <style:style style:name="P42" style:family="paragraph" style:parent-style-name="Text_20_body">
      <style:text-properties fo:font-variant="normal" fo:text-transform="none" fo:color="#000000" style:font-name="Times New Roman" fo:font-size="11pt" fo:font-style="normal" fo:font-weight="normal" style:font-size-asian="11pt" style:font-size-complex="11pt"/>
    </style:style>
    <style:style style:name="P43" style:family="paragraph" style:parent-style-name="Text_20_body">
      <style:text-properties fo:font-variant="normal" fo:text-transform="none" style:font-name="Times New Roman1" fo:font-size="10.5pt" fo:font-style="normal" fo:font-weight="normal" officeooo:rsid="001b73f1" officeooo:paragraph-rsid="001b73f1" fo:background-color="#ffff00" style:font-size-asian="11pt" style:font-size-complex="11pt"/>
    </style:style>
    <style:style style:name="P44" style:family="paragraph" style:parent-style-name="Text_20_body">
      <style:text-properties officeooo:paragraph-rsid="001c13bf"/>
    </style:style>
    <style:style style:name="P45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/>
    </style:style>
    <style:style style:name="P46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0.5pt" fo:font-style="normal" fo:font-weight="normal"/>
    </style:style>
    <style:style style:name="P47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 style:font-size-asian="11pt" style:font-size-complex="11pt"/>
    </style:style>
    <style:style style:name="P48" style:family="paragraph" style:parent-style-name="Standard">
      <style:text-properties style:font-name="Times New Roman" fo:font-size="11pt" officeooo:rsid="001b73f1" officeooo:paragraph-rsid="001b73f1" fo:background-color="#ffff00" style:font-size-asian="11pt" style:font-size-complex="11pt"/>
    </style:style>
    <style:style style:name="P49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fo:font-variant="normal" fo:text-transform="none" fo:color="#000000" style:font-name="Times New Roman1" fo:font-size="11pt" fo:font-style="normal" fo:font-weight="normal"/>
    </style:style>
    <style:style style:name="P50" style:family="paragraph" style:parent-style-name="Text_20_body">
      <style:text-properties fo:font-variant="normal" fo:text-transform="none" fo:color="#000000" style:font-name="Times New Roman1" fo:font-size="11pt" fo:font-style="normal" fo:font-weight="normal" officeooo:rsid="001b73f1" officeooo:paragraph-rsid="001b73f1" fo:background-color="transparent" style:font-size-asian="11pt" style:font-size-complex="11pt"/>
    </style:style>
    <style:style style:name="T1" style:family="text">
      <style:text-properties style:font-name="Times New Roman1" fo:font-size="11pt" fo:font-style="italic" fo:font-weight="normal"/>
    </style:style>
    <style:style style:name="T2" style:family="text">
      <style:text-properties style:font-name="Times New Roman1" fo:font-size="10.5pt"/>
    </style:style>
    <style:style style:name="T3" style:family="text">
      <style:text-properties style:font-name="Times New Roman1" fo:font-size="10.5pt" fo:font-style="italic" fo:font-weight="normal"/>
    </style:style>
    <style:style style:name="T4" style:family="text">
      <style:text-properties fo:font-variant="normal" fo:text-transform="none"/>
    </style:style>
    <style:style style:name="T5" style:family="text">
      <style:text-properties fo:font-variant="normal" fo:text-transform="none" fo:color="#000000" fo:font-style="normal" fo:font-weight="normal"/>
    </style:style>
    <style:style style:name="T6" style:family="text">
      <style:text-properties fo:font-variant="normal" fo:text-transform="none" fo:color="#000000" style:font-name="Times New Roman" fo:font-size="11pt" fo:font-style="normal" fo:font-weight="normal" style:font-size-asian="11pt" style:font-size-complex="11pt"/>
    </style:style>
    <style:style style:name="T7" style:family="text">
      <style:text-properties fo:font-variant="normal" fo:text-transform="none" fo:color="#000000" style:font-name="Times New Roman1" fo:font-size="11pt" fo:font-style="normal" fo:font-weight="normal"/>
    </style:style>
    <style:style style:name="T8" style:family="text">
      <style:text-properties fo:font-variant="normal" fo:text-transform="none" fo:color="#000000" style:font-name="Times New Roman1" fo:font-size="10.5pt" fo:font-style="normal" fo:font-weight="normal"/>
    </style:style>
    <style:style style:name="T9" style:family="text">
      <style:text-properties fo:font-variant="normal" fo:text-transform="none" style:font-name="Times New Roman1" fo:font-size="11pt" fo:font-style="normal" fo:font-weight="normal"/>
    </style:style>
    <style:style style:name="T10" style:family="text">
      <style:text-properties fo:font-variant="normal" fo:text-transform="none" style:font-name="Times New Roman1" fo:font-size="10.5pt" fo:font-style="normal" fo:font-weight="normal"/>
    </style:style>
    <style:style style:name="T11" style:family="text">
      <style:text-properties fo:font-variant="normal" fo:text-transform="none" style:font-name="Times New Roman" fo:font-size="11pt" fo:font-style="normal" fo:font-weight="normal" style:font-size-asian="11pt" style:font-size-complex="11pt"/>
    </style:style>
    <style:style style:name="T12" style:family="text">
      <style:text-properties fo:font-variant="normal" fo:text-transform="none" fo:font-style="normal" fo:font-weight="normal"/>
    </style:style>
    <style:style style:name="T13" style:family="text">
      <style:text-properties fo:font-variant="normal" fo:text-transform="none" fo:font-style="normal" style:text-underline-style="solid" style:text-underline-width="auto" style:text-underline-color="font-color" fo:font-weight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font-name="Times New Roman" fo:font-size="11pt" fo:font-style="italic" fo:font-weight="normal" style:font-size-asian="11pt" style:font-size-complex="11pt"/>
    </style:style>
    <style:style style:name="T16" style:family="text">
      <style:text-properties officeooo:rsid="001dd6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stos etc.</text:p>
      <text:p text:style-name="P24"><text:span text:style-name="T5">Requereu o apenado retificação da GEP para fazer constar como requisito para progressão de regime a fração de 2/5 referente ao processo criminal nº </text:span>0100364-70.2013.8.20.0105 <text:span text:style-name="T5">(latrocínio - com resultado morte), alegando que o apenado é primário em crime de natureza hedionda (evento 47).</text:span></text:p>
      <text:p text:style-name="P1">Instado a se manifestar, o Ministério Público opinou pelo deferimento do pedido (evento 50).</text:p>
      <text:p text:style-name="P8">Acrescento ao relatório que a GEP atual está utilizando a fração de 3/5 para o crime de natureza hedionda em razão da reincidência genérica, e 1/6 para os crimes comuns.</text:p>
      <text:p text:style-name="P3">Relatados.</text:p>
      <text:p text:style-name="P9">Inicialmente verifico que a exigência de 3/5 ou 60% (LEP, art. 112, VII) só cabe no caso de reincidência específica em crime hediondo, o que não é o caso.</text:p>
      <text:p text:style-name="P9">É o que decidiu o Superior Tribunal de Justiça ao julgar em 26/05/2021 o Recurso Especial representativo da controvérsia (REsp) 1910240/MG, sendo relator o Ministro ROGERIO SCHIETTI CRUZ, quando fixou a seguinte tese:</text:p>
      <text:p text:style-name="P29">É reconhecida a retroatividade do patamar estabelecido no art. 112, V, da Lei n. 13.964/2019, àqueles apenados que, embora tenham cometido crime hediondo ou equiparado sem resultado morte, não sejam reincidentes em delito de natureza semelhante.</text:p>
      <text:p text:style-name="P10">Ressalte-se que no caso de crime hediondo com resultado morte esse percentual será de 50% (LEP, art. 112, VI).</text:p>
      <text:p text:style-name="P8">Neste sentido: </text:p>
      <text:p text:style-name="P32">PENAL. AGRAVO REGIMENTAL NO RECURSO ESPECIAL. AGRAVO EM EXECUÇÃO PENAL. PROGRESSÃO DE REGIME. REINCIDÊNCIA EM CRIME COMUM. HIPÓTESE NÃO ABARCADA PELA NOVATIO LEGIS. LEI Nº 13.964/2019 (PACOTE ANTICRIME). ANALOGIA IN BONAM PARTEM. CUMPRIMENTO DE 40% DA PENA PARA CONCESSÃO DA BENESSE. ARTIGO 112, INC. V, DA LEP. NOVA ORIENTAÇÃO JURISPRUDENCIAL. DECISÃO MANTIDA. VIOLAÇÃO A DISPOSITIVOS E A PRINCÍPIOS DE EXTRAÇÃO CONSTITUCIONAL. VIA INADEQUADA. COMPETÊNCIA DO PRETÓRIO EXCELSO. I - Conforme ressaltado no decisum monocrático reprochado, nos termos da moderna jurisprudência desta Corte Superior de Justiça, "[...] para o condenado por crime hediondo que seja reincidente genérico, como se dá no caso em tela, deverá incidir o percentual equivalente ao que é previsto para o primário, vale dizer, de 40% ou 50%, na forma do art. 112, V e VI, a, da LEP, a depender do caso (se houve ou não resultado morte)" (AgRg no HC n. 598.839/SP, Sexta Turma, Rel. Min. Sebastião Reis Júnior, DJe de 04/12/2020). II - Não compete a este eg. Superior Tribunal se manifestar sobre violação a princípios ou a dispositivos de extração constitucional, ainda que para fins de prequestionamento, sob pena de usurpação da competência do Pretório STF. (Precedentes). Agravo regimental desprovido. (AgRg no REsp 1926562/PR, Rel. Ministro FELIX FISCHER, QUINTA TURMA, julgado em 18/05/2021, DJe 25/05/2021)</text:p>
      <text:p text:style-name="P20"><text:span text:style-name="T11">Como antes o percentual fora fixado em 3/5, dada ao que dispunha a lei 8.072/90, a nova redação do art. 112 da LEP se mostra como </text:span><text:span text:style-name="Emphasis"><text:span text:style-name="T11">novatio legis in mellius</text:span></text:span><text:span text:style-name="T11">, devendo ser aplicada.</text:span></text:p>
      <text:p text:style-name="P9">Assim, em relação ao crime hediondo deste caso em concreto, é de se aplicar o percentual de 50% (LEP, art. 112, VI).</text:p>
      <text:p text:style-name="P8"><text:soft-page-break/>No tocante as demais penas, vale salientar que a súmula 501 do STJ veda a combinação das leis, ainda que em benefício do réu.</text:p>
      <text:p text:style-name="P31"><text:span text:style-name="Emphasis"><text:span text:style-name="T15">De acordo com a jurisprudência desta Corte, é cabível a aplicação retroativa da lei nova, desde que o resultado da incidência das suas disposições, na íntegra, seja mais favorável ao réu do que o advindo da aplicação da lei mais antiga, sendo vedada a combinação de leis. (…) Assim, deve o julgador analisar, de forma individualizada, qual redação do artigo 112 da Lei das Execuções Penais é a mais benéfica ao sentenciado para fins de alcance do requisito objetivo necessário à progressão de regime - aquela com ou sem as modificações trazidas pela Lei n. 13.964/2019. (REsp n. 2.042.501, Ministro Ribeiro Dantas, DJe de 24/03/2023.)</text:span></text:span></text:p>
      <text:p text:style-name="P8">Ou seja, na escolha do percentual de 50%, seria impossível continuar a utilizar a fração de 1/6 para os crimes de natureza comum.</text:p>
      <text:p text:style-name="P8">Nesta senda, calculando a progressão de regime utilizando <text:span text:style-name="T14">na íntegra</text:span> a redação anterior e a posterior ao pacote anticrime, conclui-se que o cálculo com os percentuais do pacote anticrime é mais benéfico ao apenado. </text:p>
      <text:p text:style-name="P9">Isso posto, indefiro o pedido da Defesa e determino, de ofício, a retificação da GEP para fazer constar, na íntegra, a lei mais favorável ao apenado, ou seja, os percentuais do pacote anticrime, da seguinte forma: 50% para o crime de latrocínio, por ser tratar de apenado primário em crime hediondo com resultado morte; 16% para os crimes de falsa identidade e corrupção de menores, por se tratar de apenado primário em crime cometido sem violência; e 25% para os crimes de roubo majorado, por se tratar de apenado primário em crime cometido com violência.</text:p>
      <text:p text:style-name="P9">PRI. Atualize-se a GEP. Ciência ao MP.</text:p>
      <text:p text:style-name="P38"/>
      <text:p text:style-name="P38"/>
      <text:p text:style-name="P41"><text:tab/>Vistos etc.</text:p>
      <text:p text:style-name="P4">Requereu o apenado retificação da GEP para fazer constar a separação das frações conforme natureza dos crimes, sendo o percentual de 40% referente aos crimes de tráfico de drogas, e 1/6 para os demais crimes (evento 163).</text:p>
      <text:p text:style-name="P2">***Requereu o apenado retificação da GEP parar fazer constar como requisito para progressão de regime a fração de 2/5 referente ao processo criminal nº 0100364-70.2013.8.20.0105, alegando que o apenado é primário em crime de natureza hedionda (evento 47).</text:p>
      <text:p text:style-name="P4">Instado a se manifestar, o Ministério Público opinou pela aplicação global da lei que for mais favorável ao apenado (evento 166).</text:p>
      <text:p text:style-name="P6">Acrescento ao relatório que a GEP atualmente está utilizando a fração única de 40%, entendimento já superado por este juízo, sendo o apenado reincidente genérico e todos os crimes cometidos antes do pacote anticrime, cuja redação previa a fração de 3/5 para o reincidente genérico em crime hediondo.</text:p>
      <text:p text:style-name="P21"><text:span text:style-name="T6">***</text:span><text:span text:style-name="T9">Acrescento ao relatório que a GEP atual está utilizando a fração de 3/5 para o crime de natureza hedionda em razão da reincidência genérica, e 1/6 para os crimes comuns, visto que todos os crimes ocorreram antes da vigência dos pacote anticrime.</text:span> </text:p>
      <text:p text:style-name="P6">Registro ainda que analisando somente o crime hediondo, o apenado é primário em ambas as condenações de tráfico de drogas.</text:p>
      <text:p text:style-name="P6">Relatados.</text:p>
      <text:p text:style-name="P13">Inicialmente verifico que a exigência de 3/5 ou 60% (LEP, art. 112, VII) só cabe no caso de reincidência específica em crime hediondo, o que não é o caso.</text:p>
      <text:p text:style-name="P11"><text:soft-page-break/>É o que decidiu o Superior Tribunal de Justiça ao julgar em 26/05/2021 o Recurso Especial representativo da controvérsia (REsp) 1910240/MG, sendo relator o Ministro ROGERIO SCHIETTI CRUZ, quando fixou a seguinte tese:</text:p>
      <text:p text:style-name="P16">É reconhecida a retroatividade do patamar estabelecido no art. 112, V, da Lei n. 13.964/2019, àqueles apenados que, embora tenham cometido crime hediondo ou equiparado sem resultado morte, não sejam reincidentes em delito de natureza semelhante.</text:p>
      <text:p text:style-name="P20"><text:span text:style-name="T9">Como antes o percentual fora fixado em 3/5, dada ao que dispunha a lei 8.072/90, a nova redação do art. 112 da LEP se mostra como </text:span><text:span text:style-name="Emphasis"><text:span text:style-name="T9">novatio legis in mellius</text:span></text:span><text:span text:style-name="T9">, devendo ser aplicada.</text:span></text:p>
      <text:p text:style-name="P19">Registro que, neste caso em concreto, embora tenha o apenado duas condenações por crime equiparado a hediondo, não há reincidência específica porque o segundo delito dessa natureza foi praticado antes do trânsito em julgado da primeira condenação por crime equiparado a hediondo.</text:p>
      <text:p text:style-name="P11">Assim, em relação ao crime hediondo, é de se aplicar o percentual de 40% (LEP, art. 112, V).</text:p>
      <text:p text:style-name="P13">No tocante as demais penas, vale salientar que a súmula 501 do STJ veda a combinação das leis, ainda que em benefício do réu.</text:p>
      <text:p text:style-name="P33"><text:span text:style-name="Emphasis"><text:span text:style-name="T1">De acordo com a jurisprudência desta Corte, é cabível a aplicação retroativa da lei nova, desde que o resultado da incidência das suas disposições, na íntegra, seja mais favorável ao réu do que o advindo da aplicação da lei mais antiga, sendo vedada a combinação de leis. (…) Assim, deve o julgador analisar, de forma individualizada, qual redação do artigo 112 da Lei das Execuções Penais é a mais benéfica ao sentenciado para fins de alcance do requisito objetivo necessário à progressão de regime - aquela com ou sem as modificações trazidas pela Lei n. 13.964/2019. (REsp n. 2.042.501, Ministro Ribeiro Dantas, DJe de 24/03/2023.)</text:span></text:span></text:p>
      <text:p text:style-name="P45">Ou seja, na escolha do percentual de 40%, seria impossível continuar a utilizar a fração de 1/6 para os crimes de natureza comum.</text:p>
      <text:p text:style-name="P45">Nesta senda, calculando a progressão de regime utilizando <text:span text:style-name="T14">na íntegra</text:span> a redação anterior e a posterior ao pacote anticrime, conclui-se que o cálculo com os percentuais do pacote anticrime é mais benéfico ao apenado. </text:p>
      <text:p text:style-name="P11">Isso posto, determino a retificação da GEP para fazer constar, na íntegra, a lei mais favorável ao apenado, ou seja, os percentuais do pacote anticrime, da seguinte forma: 40% para os dois crimes de tráfico de drogas, por ser tratar de apenado primário em crime hediondo; e 20% para os demais crimes, por se tratar de apenado reincidente em crime cometido sem violência.</text:p>
      <text:p text:style-name="P11">Determino, ainda, de ofício, a retificação dos cálculos do livramento condicional utilizando as frações de 1/2 e 2/3, conforme natureza do crime.</text:p>
      <text:p text:style-name="P11">PRI. Atualize-se a GEP. Ciência ao MP.</text:p>
      <text:p text:style-name="P44"><text:line-break/><text:span text:style-name="T7">Vistos etc.</text:span></text:p>
      <text:p text:style-name="P28"><text:span text:style-name="T7">Requereu o apenado retificação da GEP para fazer constar como requisito para progressão de regime a fração de 2/5 referente ao processo criminal nº </text:span><text:span text:style-name="T2">00105659-36.2018.8.20.0001</text:span> <text:span text:style-name="T8">(tráfico de drogas)</text:span><text:span text:style-name="T7">, alegando que o apenado é primário em crime de natureza hedionda (evento 93).</text:span></text:p>
      <text:p text:style-name="P5">Requer ainda a aplicação do percentual de 16% para o crime de tráfico privilegiado.</text:p>
      <text:p text:style-name="P5">Instado a se manifestar, o Ministério Público opinou pelo deferimento do pedido (evento 99).</text:p>
      <text:p text:style-name="P7"><text:soft-page-break/>Acrescento ao relatório que a GEP atualmente está utilizando a fração única de 3/5, entendimento já superado por este juízo, sendo o apenado reincidente genérico e todos os crimes cometidos antes do pacote anticrime, cuja redação previa a fração de 3/5 para o reincidente genérico em crime hediondo.</text:p>
      <text:p text:style-name="P7">Registro ainda que analisando somente o crime hediondo, o apenado é primário.</text:p>
      <text:p text:style-name="P7">Relatados.</text:p>
      <text:p text:style-name="P14">Inicialmente verifico que a exigência de 3/5 ou 60% (LEP, art. 112, VII) só cabe no caso de reincidência específica em crime hediondo, o que não é o caso.</text:p>
      <text:p text:style-name="P12">É o que decidiu o Superior Tribunal de Justiça ao julgar em 26/05/2021 o Recurso Especial representativo da controvérsia (REsp) 1910240/MG, sendo relator o Ministro ROGERIO SCHIETTI CRUZ, quando fixou a seguinte tese:</text:p>
      <text:p text:style-name="P30">É reconhecida a retroatividade do patamar estabelecido no art. 112, V, da Lei n. 13.964/2019, àqueles apenados que, embora tenham cometido crime hediondo ou equiparado sem resultado morte, não sejam reincidentes em delito de natureza semelhante.</text:p>
      <text:p text:style-name="P22"><text:span text:style-name="T9">Como antes o percentual fora fixado em 3/5, dada ao que dispunha a lei 8.072/90, a nova redação do art. 112 da LEP se mostra como </text:span><text:span text:style-name="Emphasis"><text:span text:style-name="T9">novatio legis in mellius</text:span></text:span><text:span text:style-name="T9">, devendo ser aplicada.</text:span></text:p>
      <text:p text:style-name="P12">Assim, em relação ao crime hediondo, é de se aplicar o percentual de 40% (LEP, art. 112, V).</text:p>
      <text:p text:style-name="P14">No tocante as demais penas, vale salientar que a súmula 501 do STJ veda a combinação das leis, ainda que em benefício do réu.</text:p>
      <text:p text:style-name="P34"><text:span text:style-name="Emphasis"><text:span text:style-name="T1">De acordo com a jurisprudência desta Corte, é cabível a aplicação retroativa da lei nova, desde que o resultado da incidência das suas disposições, na íntegra, seja mais favorável ao réu do que o advindo da aplicação da lei mais antiga, sendo vedada a combinação de leis. (…) Assim, deve o julgador analisar, de forma individualizada, qual redação do artigo 112 da Lei das Execuções Penais é a mais benéfica ao sentenciado para fins de alcance do requisito objetivo necessário à progressão de regime - aquela com ou sem as modificações trazidas pela Lei n. 13.964/2019. (REsp n. 2.042.501, Ministro Ribeiro Dantas, DJe de 24/03/2023.)</text:span></text:span></text:p>
      <text:p text:style-name="P14">Ou seja, na escolha do percentual de 40%, seria impossível continuar a utilizar a fração de 1/6 para os crimes de natureza comum.</text:p>
      <text:p text:style-name="P14">Nesta senda, calculando a progressão de regime utilizando <text:span text:style-name="T14">na íntegra</text:span> a redação anterior e a posterior ao pacote anticrime, conclui-se que o cálculo com os percentuais do pacote anticrime é mais benéfico ao apenado. </text:p>
      <text:p text:style-name="P12">Isso posto, determino a retificação da GEP para fazer constar, na íntegra, a lei mais favorável ao apenado, ou seja, os percentuais do pacote anticrime, da seguinte forma: 40% para o crime de tráfico de drogas, por ser tratar de apenado primário em crime hediondo; e 16% para o crime de tráfico privilegiado, por se tratar de apenado reincidente em crime cometido sem violência.</text:p>
      <text:p text:style-name="P12">Determino, ainda, de ofício, a retificação dos cálculos do livramento condicional utilizando as frações de 1/3 e 2/3, conforme natureza do crime.</text:p>
      <text:p text:style-name="P12">PRI. Atualize-se a GEP. Ciência ao MP.</text:p>
      <text:p text:style-name="P39"/>
      <text:p text:style-name="P39"/>
      <text:p text:style-name="P50">Vistos etc.</text:p>
      <text:p text:style-name="P4"><text:soft-page-break/>Requereu o apenado retificação da GEP parar fazer constar como requisito para progressão de regime o percentual de 40% para o crime de tráfico de drogas e 50% para o crime de homicídio qualificado, alegando que o apenado é primário em cada tipo de crime, nos termos do pacote anticrime (evento 104).</text:p>
      <text:p text:style-name="P4">Instado a se manifestar, o Ministério Público opinou pela aplicação do percentual de 40% em ambos os crimes (evento 107).</text:p>
      <text:p text:style-name="P13">Acrescento ao relatório que a GEP atual está utilizando a fração de 3/5 para o<text:span text:style-name="T16">s</text:span> crime<text:span text:style-name="T16">s</text:span> de natureza hedionda em razão da reincidência, e 1/6 para os crimes comuns.</text:p>
      <text:p text:style-name="P6">Registro ainda que analisando somente os crimes hediondos, embora o apenado seja reincidente, é primário em crime hediondo com resultado morte e primário em crime hediondo.</text:p>
      <text:p text:style-name="P6">Relatados.</text:p>
      <text:p text:style-name="P23"><text:span text:style-name="T9">Inicialmente verifico que a exigência de 3/5 ou 60% (LEP, art. 112, VII) só cabe no caso de reincidência específica em crime hediondo, o que não é o caso quando analisado o tipo dos crimes hediondos.</text:span> </text:p>
      <text:p text:style-name="P11">É o que decidiu o Superior Tribunal de Justiça ao julgar em 26/05/2021 o Recurso Especial representativo da controvérsia (REsp) 1910240/MG, sendo relator o Ministro ROGERIO SCHIETTI CRUZ, quando fixou a seguinte tese:</text:p>
      <text:p text:style-name="P36">É reconhecida a retroatividade do patamar estabelecido no art. 112, V, da Lei n. 13.964/2019, àqueles apenados que, embora tenham cometido crime hediondo ou equiparado sem resultado morte, não sejam reincidentes em delito de natureza semelhante.</text:p>
      <text:p text:style-name="P15">Ressalte-se que no caso de crime hediondo com resultado morte esse percentual será de 50% (LEP, art. 112, VI).</text:p>
      <text:p text:style-name="P13">Neste sentido: </text:p>
      <text:p text:style-name="P35">PENAL. AGRAVO REGIMENTAL NO RECURSO ESPECIAL. AGRAVO EM EXECUÇÃO PENAL. PROGRESSÃO DE REGIME. REINCIDÊNCIA EM CRIME COMUM. HIPÓTESE NÃO ABARCADA PELA NOVATIO LEGIS. LEI Nº 13.964/2019 (PACOTE ANTICRIME). ANALOGIA IN BONAM PARTEM. CUMPRIMENTO DE 40% DA PENA PARA CONCESSÃO DA BENESSE. ARTIGO 112, INC. V, DA LEP. NOVA ORIENTAÇÃO JURISPRUDENCIAL. DECISÃO MANTIDA. VIOLAÇÃO A DISPOSITIVOS E A PRINCÍPIOS DE EXTRAÇÃO CONSTITUCIONAL. VIA INADEQUADA. COMPETÊNCIA DO PRETÓRIO EXCELSO. I - Conforme ressaltado no decisum monocrático reprochado, nos termos da moderna jurisprudência desta Corte Superior de Justiça, "[...] para o condenado por crime hediondo que seja reincidente genérico, como se dá no caso em tela, deverá incidir o percentual equivalente ao que é previsto para o primário, vale dizer, de 40% ou 50%, na forma do art. 112, V e VI, a, da LEP, a depender do caso (se houve ou não resultado morte)" (AgRg no HC n. 598.839/SP, Sexta Turma, Rel. Min. Sebastião Reis Júnior, DJe de 04/12/2020). II - Não compete a este eg. Superior Tribunal se manifestar sobre violação a princípios ou a dispositivos de extração constitucional, ainda que para fins de prequestionamento, sob pena de usurpação da competência do Pretório STF. (Precedentes). Agravo regimental desprovido. (AgRg no REsp 1926562/PR, Rel. Ministro FELIX FISCHER, QUINTA TURMA, julgado em 18/05/2021, DJe 25/05/2021)</text:p>
      <text:p text:style-name="P20"><text:span text:style-name="T9">Como antes o percentual fora fixado em 3/5, dada ao que dispunha a lei 8.072/90, a nova redação do art. 112 da LEP se mostra como </text:span><text:span text:style-name="Emphasis"><text:span text:style-name="T9">novatio legis in mellius</text:span></text:span><text:span text:style-name="T9">, devendo ser aplicada.</text:span></text:p>
      <text:p text:style-name="P11"><text:soft-page-break/>Assim, em relação aos crimes hediondos deste caso em concreto, é de se aplicar o percentual de 50% para o homicídio qualificado e 40% para o tráfico de drogas (LEP, art. 112, V e VI).</text:p>
      <text:p text:style-name="P13">No tocante as demais penas, vale salientar que a súmula 501 do STJ veda a combinação das leis, ainda que em benefício do réu.</text:p>
      <text:p text:style-name="P33"><text:span text:style-name="Emphasis"><text:span text:style-name="T1">De acordo com a jurisprudência desta Corte, é cabível a aplicação retroativa da lei nova, desde que o resultado da incidência das suas disposições, na íntegra, seja mais favorável ao réu do que o advindo da aplicação da lei mais antiga, sendo vedada a combinação de leis. (…) Assim, deve o julgador analisar, de forma individualizada, qual redação do artigo 112 da Lei das Execuções Penais é a mais benéfica ao sentenciado para fins de alcance do requisito objetivo necessário à progressão de regime - aquela com ou sem as modificações trazidas pela Lei n. 13.964/2019. (REsp n. 2.042.501, Ministro Ribeiro Dantas, DJe de 24/03/2023.)</text:span></text:span></text:p>
      <text:p text:style-name="P13">Ou seja, na escolha do percentual de 50% e 40%, seria impossível continuar a utilizar a fração de 1/6 para os crimes de natureza comum.</text:p>
      <text:p text:style-name="P13">Nesta senda, calculando a progressão de regime utilizando <text:span text:style-name="T14">na íntegra</text:span> a redação anterior e a posterior ao pacote anticrime, conclui-se que o cálculo com os percentuais do pacote anticrime é mais benéfico ao apenado. </text:p>
      <text:p text:style-name="P11">Isso posto, defiro o pedido da Defesa e determino a retificação da GEP para fazer constar, na íntegra, a lei mais favorável ao apenado, ou seja, os percentuais do pacote anticrime, da seguinte forma: 50% para o crime de homicídio qualificado, por ser tratar de apenado primário em crime hediondo com resultado morte; 40% para o crime de tráfico de drogas, por ser tratar de apenado primário em crime hediondo; 20% para os crimes de porte ilegal de arma de fogo, por se tratar de apenado reincidente em crime cometido sem violência; e 25% para o crime de roubo majorado, por se tratar de apenado primário em crime cometido com violência.</text:p>
      <text:p text:style-name="P11">PRI. Atualize-se a GEP. Ciência ao MP.</text:p>
      <text:p text:style-name="P39"/>
      <text:p text:style-name="P39"/>
      <text:p text:style-name="P43">Trata-se de execução penal em desfavor do apenado acima nominado, em que o Ministério Público opinou pela retificação da GEP para fazer constar 3/5 para todos os crimes de natureza hedionda, alegando que o apenado é reincidente específico, sendo a reincidência condição pessoal do apenado (evento 94).</text:p>
      <text:p text:style-name="P46">Intimada, a defesa pugnou pela retificação da GEP para fazer constar a fração de 2/5 para os dois últimos crimes de tráfico de drogas, alegando ser o apenado primário em crime hedionda, uma vez que a primeira condenação trata de tráfico privilegiado, considerado de natureza comum, devendo constar a fração de 1/6.</text:p>
      <text:p text:style-name="P46">Relatados.</text:p>
      <text:p text:style-name="P46">O pedido é procedente em parte.</text:p>
      <text:p text:style-name="P46">Isso porque no processo criminal nº 0100557-73.2013.8.20.0109, que originou o PEC nº 0100013-80.2016.8.20.0109 (evento 1.3), foi reconhecida a causa de diminuição prevista no §4º, do artigo 33, da lei 11.343/2006.</text:p>
      <text:p text:style-name="P46">Assim sendo, neste ponto, deve ser corrigida as frações utilizadas na GEP, visto que faz constar 2/5 para o tráfico privilegiado e para o delito de corrupção de menores.</text:p>
      <text:p text:style-name="P46">Já no tocante aos processo criminais 0101024-13.2017.8.20.0109  e 0100025-89.2019.8.20.0109, verifico que ambas as condenações tratam do artigo 33 e 35 da lei 11.343/2006, na primeira sendo utilizada no cálculo da progressão de regime a fração de 2/5 para o tráfico de drogas, e na última a fração de 3/5. </text:p>
      <text:p text:style-name="P46"><text:soft-page-break/>Ocorre que, em análise dos autos no PJE (informações estão ausentes na GEP), observo que o processo criminal nº 0101024-13.2017.8.20.0109 transitou em julgado somente em 18.02.2021. </text:p>
      <text:p text:style-name="P46">Então, considerando que o fato delituoso do processo criminal nº 0100025-89.2019.8.20.0109 ocorreu em 23.01.2019, antes do trânsito em julgado do processo criminal nº 0101024-13.2017.8.20.0109, tem-se que o apenado é primário em crime hediondo, embora seja reincidente genérico. </text:p>
      <text:p text:style-name="P46">Nesta senda, não sendo o apenado reincidente específico em crime hediondo, cabe a aplicação benéfica do pacote anticrime no sentido de utilizar a fração de 40%.</text:p>
      <text:p text:style-name="P17">É o que decidiu o Superior Tribunal de Justiça ao julgar em 26/05/2021 o Recurso Especial representativo da controvérsia (REsp) 1910240/MG, sendo relator o Ministro ROGERIO SCHIETTI CRUZ, quando fixou a seguinte tese:</text:p>
      <text:p text:style-name="P37">É reconhecida a retroatividade do patamar estabelecido no art. 112, V, da Lei n. 13.964/2019, àqueles apenados que, embora tenham cometido crime hediondo ou equiparado sem resultado morte, não sejam reincidentes em delito de natureza semelhante.</text:p>
      <text:p text:style-name="P20"><text:span text:style-name="T10">Como antes o percentual fora fixado em 3/5, dada ao que dispunha a lei 8.072/90, a nova redação do art. 112 da LEP se mostra como </text:span><text:span text:style-name="Emphasis"><text:span text:style-name="T10">novatio legis in mellius</text:span></text:span><text:span text:style-name="T10">, devendo ser aplicada.</text:span></text:p>
      <text:p text:style-name="P18">No tocante as demais penas, vale salientar que a súmula 501 do STJ veda a combinação das leis, ainda que em benefício do réu.</text:p>
      <text:p text:style-name="P33"><text:span text:style-name="Emphasis"><text:span text:style-name="T3">De acordo com a jurisprudência desta Corte, é cabível a aplicação retroativa da lei nova, desde que o resultado da incidência das suas disposições, na íntegra, seja mais favorável ao réu do que o advindo da aplicação da lei mais antiga, sendo vedada a combinação de leis. (…) Assim, deve o julgador analisar, de forma individualizada, qual redação do artigo 112 da Lei das Execuções Penais é a mais benéfica ao sentenciado para fins de alcance do requisito objetivo necessário à progressão de regime - aquela com ou sem as modificações trazidas pela Lei n. 13.964/2019. (REsp n. 2.042.501, Ministro Ribeiro Dantas, DJe de 24/03/2023.)</text:span></text:span></text:p>
      <text:p text:style-name="P18">Ou seja, na escolha do percentual de 40%, seria impossível continuar a utilizar a fração de 1/6 para os crimes de natureza comum.</text:p>
      <text:p text:style-name="P18">Nesta senda, calculando a progressão de regime utilizando <text:span text:style-name="T14">na íntegra</text:span> a redação anterior e a posterior ao pacote anticrime, conclui-se que o cálculo com os percentuais do pacote anticrime é mais benéfico ao apenado. </text:p>
      <text:p text:style-name="P17">Isso posto, determino a retificação da GEP para fazer constar, na íntegra, a lei mais favorável ao apenado, ou seja, os percentuais do pacote anticrime, da seguinte forma: 40% para os dois crimes de tráfico de drogas, por ser tratar de apenado primário em crime hediondo;  e 20% para os demais crimes, por se tratar de apenado reincidente em crime cometido sem violência, incluindo o tráfico privilegiado, que consta indevidamente como crime de natureza hedionda.</text:p>
      <text:p text:style-name="P17">Determino, ainda, que sejam lançados na GEP o trânsito em julgado dos dois últimos processo criminais, respectivamente, 18.02.2021 e 18.05.2022.</text:p>
      <text:p text:style-name="P17">PRI. Atualize-se a GEP. Ciência ao MP.</text:p>
      <text:p text:style-name="P39"/>
      <text:p text:style-name="P39"/>
      <text:p text:style-name="P39"/>
      <text:p text:style-name="P39">MANTEM 3/5 REINCIDENTE HEDIONDO</text:p>
      <text:p text:style-name="P38"/>
      <text:p text:style-name="P38"/>
      <text:p text:style-name="P42">Vistos etc.</text:p>
      <text:p text:style-name="P1">Requereu o apenado retificação da GEP parar fazer constar no cálculo da progressão de regime a separação das frações conforme natureza dos crimes (evento 133).</text:p>
      <text:p text:style-name="P1"><text:soft-page-break/>Instado a se manifestar, o Ministério Público opinou pela aplicação do percentual de 60% para o crimes hediondos e 20% para os demais crimes (evento 136).</text:p>
      <text:p text:style-name="P3">Acrescento ao relatório que a GEP atualmente está utilizando a fração única de 60%, entendimento já superado por este juízo, sendo o apenado reincidente genérico e em crime hediondo, e todos os crimes cometidos antes do pacote anticrime, cuja redação previa a fração de 3/5 para o reincidente genérico ou em crime hediondo.</text:p>
      <text:p text:style-name="P3">Relatados.</text:p>
      <text:p text:style-name="P8">Inicialmente verifico que a exigência de 3/5 ou 60% (LEP, art. 112, VII) só cabe no caso de reincidência específica em crime hediondo, o que é o caso dos autos.</text:p>
      <text:p text:style-name="P9">Compulsando os autos, notadamente a guia de execução penal, observo que apenado cometeu primeiramente o crime de latrocínio, e após condenado definitivamente por ele, voltou a praticar novo crime hediondo, desta feita, tráfico de drogas.</text:p>
      <text:p text:style-name="P9">Ademais, verifico que além dos crimes hediondos, o apenado registra ainda um crime cometido com violência e outro sem violência, sendo reincidente genérico, mas primário em cada tipo.</text:p>
      <text:p text:style-name="P9">Aqui lembro que a súmula 501 do STJ veda a combinação de leis, ainda que em benefício do réu.</text:p>
      <text:p text:style-name="P33"><text:span text:style-name="Emphasis"><text:span text:style-name="T15">De acordo com a jurisprudência desta Corte, é cabível a aplicação retroativa da lei nova, desde que o resultado da incidência das suas disposições, na íntegra, seja mais favorável ao réu do que o advindo da aplicação da lei mais antiga, sendo vedada a combinação de leis. (…) Assim, deve o julgador analisar, de forma individualizada, qual redação do artigo 112 da Lei das Execuções Penais é a mais benéfica ao sentenciado para fins de alcance do requisito objetivo necessário à progressão de regime - aquela com ou sem as modificações trazidas pela Lei n. 13.964/2019. (REsp n. 2.042.501, Ministro Ribeiro Dantas, DJe de 24/03/2023.)</text:span></text:span></text:p>
      <text:p text:style-name="P8">Ou seja, na escolha do percentual de60%, seria impossível continuar a utilizar a fração de 1/6 para os crimes de natureza comum.</text:p>
      <text:p text:style-name="P25"><text:span text:style-name="T12">Nesta senda, calculando a progressão de regime utilizando </text:span><text:span text:style-name="T13">na íntegra</text:span><text:span text:style-name="T12"> a redação anterior e a posterior ao pacote anticrime, conclui-se que o cálculo com a redação anterior ao pacote anticrime é mais benéfico ao apenado. </text:span></text:p>
      <text:p text:style-name="P25">Isso porque<text:span text:style-name="T4"> </text:span><text:span text:style-name="T12">a fração de 3/5 ou 60% seriam equivalentes para os crimes hediondos, contudo, em relação aos crimes comuns, é mais benéfico a fração da redação anterior ao pacote anticrime, uma vez que o roubo passaria de 1/6 para 25%.</text:span></text:p>
      <text:p text:style-name="P47">Isso posto, determino a retificação da GEP para fazer constar, na íntegra, a lei mais favorável ao apenado, da seguinte forma: 3/5 para os dois crimes de natureza hedionda, por ser tratar de apenado reincidente em crime hediondo; e 1/6 para os demais crimes.</text:p>
      <text:p text:style-name="P47">PRI. Atualize-se a GEP. Ciência ao MP.</text:p>
      <text:p text:style-name="P40"/>
      <text:p text:style-name="P38"/>
      <text:p text:style-name="P41">Vistos etc.</text:p>
      <text:p text:style-name="P4">Requereu o apenado retificação da GEP parar fazer constar como requisito para progressão de regime as frações de 1/6 e 2/5, alegando que o apenado é primário em crime de natureza hedionda e que todos os crimes ocorreram antes da vigência do pacote anticrime (evento 99).</text:p>
      <text:p text:style-name="P4">Instado a se manifestar, o Ministério Público opinou pela retificação da GEP para fazer constar as frações de 1/6 e 3/5, em razão de ser o apenado reincidente específico em crime hediondo (evento 50).</text:p>
      <text:p text:style-name="P6"><text:soft-page-break/>Acrescento ao relatório que a GEP atualmente está utilizando a fração única de 60%, entendimento já superado por este juízo, sendo o apenado reincidente genérico e específico em crime hediondo, todos os crimes cometidos antes do pacote anticrime.</text:p>
      <text:p text:style-name="P6">Relatados.</text:p>
      <text:p text:style-name="P13">Inicialmente verifico que a exigência de 3/5 ou 60% (LEP, art. 112, VII) só cabe no caso de reincidência específica em crime hediondo, o que é o caso dos autos.</text:p>
      <text:p text:style-name="P11">Compulsando os autos, notadamente a guia de execução penal, observo que apenado cometeu primeiramente o crime de latrocínio, e após condenado definitivamente por ele, voltou a praticar dois novos crimes hediondos, desta feita, tráfico de drogas.</text:p>
      <text:p text:style-name="P27"><text:span text:style-name="T12">Nesta senda, em que pese a fração de 3/5 ser equivalente ao percentual de 60%, considerando a reincidência nos crimes cometidos sem violência e o crime cometido com violência, calculando a progressão de regime utilizando </text:span><text:span text:style-name="T13">na íntegra</text:span><text:span text:style-name="T4"> </text:span><text:span text:style-name="T12">a redação anterior e a posterior ao pacote anticrime, conclui-se que o cálculo com a redação anterior ao pacote anticrime é mais benéfico ao apenado. </text:span></text:p>
      <text:p text:style-name="P11">Friso, ainda, que tendo o crime de latrocínio ocorrido antes da lei 11.464/2007 deve ser aplicada a fração de 1/6.</text:p>
      <text:p text:style-name="P11">Isso posto, determino a retificação da GEP para fazer constar, na íntegra, a lei mais favorável ao apenado, da seguinte forma: 3/5 para os dois crimes de tráfico de drogas, por ser tratar de apenado reincidente em crime hediondo; e 1/6 para os demais crimes, inclusive para o latrocínio.</text:p>
      <text:p text:style-name="P11">PRI. Atualize-se a GEP. Ciência ao MP.</text:p>
      <text:p text:style-name="P38"/>
      <text:p text:style-name="P38"/>
      <text:p text:style-name="P38"/>
      <text:p text:style-name="P2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1" svg:font-family="'Times New Roman', Times, 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9T08:33:01.118000000</meta:creation-date>
    <dc:date>2023-06-29T14:21:21.921000000</dc:date>
    <meta:editing-duration>P3DT2H49S</meta:editing-duration>
    <meta:editing-cycles>12</meta:editing-cycles>
    <meta:generator>LibreOffice/5.3.1.2$Windows_X86_64 LibreOffice_project/e80a0e0fd1875e1696614d24c32df0f95f03deb2</meta:generator>
    <meta:document-statistic meta:table-count="0" meta:image-count="0" meta:object-count="0" meta:page-count="9" meta:paragraph-count="126" meta:word-count="4339" meta:character-count="26461" meta:non-whitespace-character-count="22230"/>
  </office:meta>
</office:document-meta>
</file>